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Times New Roman" fo:font-size="12pt" fo:language="en" fo:country="US" fo:font-weight="normal" text:display="true" fo:text-transform="none"/>
    </style:style>
    <style:style style:family="paragraph" style:name="P2" style:display-name="P2" style:list-style-name="L1">
      <style:paragraph-properties fo:text-indent="0.000000cm" fo:margin-left="1.865884cm" fo:margin-right="0in" style:writing-mode="lr"/>
      <style:text-properties style:font-name="Times New Roman" fo:font-size="12pt" fo:language="en" fo:country="US"/>
    </style:style>
    <style:style style:family="paragraph" style:name="P3" style:display-name="P3" style:list-style-name="L1">
      <style:paragraph-properties fo:text-indent="0.000000cm" fo:margin-left="0.615950cm" fo:margin-right="0in" style:writing-mode="lr"/>
      <style:text-properties style:font-name="Times New Roman" fo:font-size="12pt" fo:language="en" fo:country="US"/>
    </style:style>
    <style:style style:family="paragraph" style:name="P4" style:display-name="P4" style:list-style-name="L1">
      <style:paragraph-properties fo:text-indent="1.397000cm" fo:margin-left="0.488950cm" fo:margin-right="0in" style:writing-mode="lr"/>
      <style:text-properties style:font-name="Times New Roman" fo:font-size="12pt" fo:language="en" fo:country="US"/>
    </style:style>
    <style:style style:family="paragraph" style:name="P1" style:display-name="P1" style:list-style-name="L1">
      <style:paragraph-properties fo:text-indent="0.000000cm" fo:margin-left="0.635000cm" style:writing-mode="lr"/>
      <style:text-properties style:font-name="Times New Roman" fo:font-size="12pt" fo:language="en" fo:country="US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Normal">Menus (implementation of the game)</text:p>
        <text:p text:style-name="Normal"/>
        <text:list text:style-name="L1">
          <text:list-item>
            <text:p text:style-name="P1">Character Generation</text:p>
          </text:list-item>
          <text:list-item>
            <text:p text:style-name="P2">Playboy Millionare</text:p>
          </text:list-item>
          <text:list-item>
            <text:p text:style-name="P2">Super Model</text:p>
          </text:list-item>
          <text:list-item>
            <text:p text:style-name="P2">Scientist</text:p>
          </text:list-item>
          <text:list-item>
            <text:p text:style-name="P1">Choose Super Power </text:p>
          </text:list-item>
          <text:list-item>
            <text:p text:style-name="P2">fly</text:p>
          </text:list-item>
          <text:list-item>
            <text:p text:style-name="P2">breath fire</text:p>
          </text:list-item>
          <text:list-item>
            <text:p text:style-name="P2">super strength</text:p>
          </text:list-item>
          <text:list-item>
            <text:p text:style-name="P2">hypnotize s.o.</text:p>
          </text:list-item>
          <text:list-item>
            <text:p text:style-name="P2">read thoughts</text:p>
          </text:list-item>
          <text:list-item>
            <text:p text:style-name="P1">Mission</text:p>
          </text:list-item>
          <text:list-item>
            <text:p text:style-name="P2">accept</text:p>
          </text:list-item>
          <text:list-item>
            <text:p text:style-name="P2">deny</text:p>
          </text:list-item>
          <text:list-item>
            <text:p text:style-name="P3">Actions</text:p>
          </text:list-item>
          <text:list-item>
            <text:p text:style-name="P2">pick up s.th.</text:p>
          </text:list-item>
          <text:list-item>
            <text:p text:style-name="P2">take from s.o. / s.th.</text:p>
          </text:list-item>
          <text:list-item>
            <text:p text:style-name="P2">break s.th. </text:p>
          </text:list-item>
          <text:list-item>
            <text:p text:style-name="P2">jump</text:p>
          </text:list-item>
          <text:list-item>
            <text:p text:style-name="P2">run</text:p>
          </text:list-item>
          <text:list-item>
            <text:p text:style-name="P3">Choose weapon</text:p>
          </text:list-item>
          <text:list-item>
            <text:p text:style-name="P4"><text:span text:style-name="T1">weapons for close or long-range Combat</text:span></text:p>
          </text:list-item>
          <text:list-item>
            <text:p text:style-name="P4"><text:span text:style-name="T1">skills (magic,...)</text:span></text:p>
          </text:list-item>
          <text:list-item>
            <text:p text:style-name="P3">use (inventory)</text:p>
          </text:list-item>
          <text:list-item>
            <text:p text:style-name="P2">phonebook</text:p>
          </text:list-item>
          <text:list-item>
            <text:p text:style-name="P2">food</text:p>
          </text:list-item>
          <text:list-item>
            <text:p text:style-name="P2">beer<text:line-break/></text:p>
          </text:list-item>
        </text:list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0.4925in"/>
    </style:default-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Times New Roman" fo:font-size="12pt" fo:language="en" fo:country="US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03-06T16:12:52</meta:creation-date>
    <dc:date>2013-03-06T16:24:51</dc:date>
  </office:meta>
</office:document-meta>
</file>